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0a67" officeooo:paragraph-rsid="001f0a67"/>
    </style:style>
    <style:style style:name="P2" style:family="paragraph" style:parent-style-name="Standard">
      <style:text-properties officeooo:rsid="001fbce5" officeooo:paragraph-rsid="001fbce5"/>
    </style:style>
    <style:style style:name="P3" style:family="paragraph" style:parent-style-name="Standard">
      <style:text-properties officeooo:rsid="0020ed1e" officeooo:paragraph-rsid="001fbce5"/>
    </style:style>
    <style:style style:name="P4" style:family="paragraph" style:parent-style-name="Standard">
      <style:text-properties officeooo:rsid="0020ed1e" officeooo:paragraph-rsid="0020ed1e"/>
    </style:style>
    <style:style style:name="P5" style:family="paragraph" style:parent-style-name="Standard">
      <style:text-properties officeooo:rsid="0021f12c" officeooo:paragraph-rsid="0021f12c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ffffff" loext:opacity="100%" style:font-name="Droid Sans Mono" fo:font-size="10.5pt" fo:font-weight="normal" fo:background-color="#000000"/>
    </style:style>
    <style:style style:name="P7" style:family="paragraph" style:parent-style-name="Standard">
      <style:text-properties fo:color="#ffffff" loext:opacity="100%" style:font-name="Droid Sans Mono" fo:font-size="10.5pt" fo:font-weight="normal" officeooo:rsid="0021f12c" officeooo:paragraph-rsid="0021f12c" fo:background-color="#000000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ffffff" loext:opacity="100%" style:font-name="Droid Sans Mono" fo:font-size="10.5pt" fo:font-weight="normal" fo:background-color="#000000"/>
    </style:style>
    <style:style style:name="P9" style:family="paragraph" style:parent-style-name="Standard">
      <style:text-properties officeooo:rsid="0020ed1e" officeooo:paragraph-rsid="0020ed1e"/>
    </style:style>
    <style:style style:name="P10" style:family="paragraph" style:parent-style-name="Standard">
      <style:text-properties officeooo:rsid="0023eb10" officeooo:paragraph-rsid="0024f38c"/>
    </style:style>
    <style:style style:name="P11" style:family="paragraph" style:parent-style-name="Standard">
      <style:text-properties officeooo:rsid="0025a1e8" officeooo:paragraph-rsid="0025a1e8"/>
    </style:style>
    <style:style style:name="P12" style:family="paragraph" style:parent-style-name="Standard">
      <style:text-properties officeooo:rsid="0026d107" officeooo:paragraph-rsid="0026d107"/>
    </style:style>
    <style:style style:name="P13" style:family="paragraph" style:parent-style-name="Standard">
      <style:text-properties officeooo:rsid="0027f9cf" officeooo:paragraph-rsid="0027f9cf"/>
    </style:style>
    <style:style style:name="T1" style:family="text">
      <style:text-properties fo:color="#c586c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dcdcaa" loext:opacity="100%"/>
    </style:style>
    <style:style style:name="T4" style:family="text">
      <style:text-properties fo:color="#808080" loext:opacity="100%"/>
    </style:style>
    <style:style style:name="T5" style:family="text">
      <style:text-properties fo:color="#808080" loext:opacity="100%" officeooo:rsid="0021f12c"/>
    </style:style>
    <style:style style:name="T6" style:family="text">
      <style:text-properties fo:color="#4ec9b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motej Vanko, 4.C, 2. skupina</text:p>
      <text:p text:style-name="P1"/>
      <text:p text:style-name="P1">instalacia <text:s/>next.js prikaz:</text:p>
      <text:p text:style-name="P1"/>
      <text:p text:style-name="P1">npx <text:a xlink:type="simple" xlink:href="mailto:create-next-app@latest" text:style-name="Internet_20_link" text:visited-style-name="Visited_20_Internet_20_Link">create-next-app@latest</text:a></text:p>
      <text:p text:style-name="P1"/>
      <text:p text:style-name="P1">nastavenia next.js:</text:p>
      <text:p text:style-name="P1"/>
      <text:p text:style-name="P1">What is your project named? my-app</text:p>
      <text:p text:style-name="P1">Would you like to use TypeScript? No / Yes</text:p>
      <text:p text:style-name="P1">Would you like to use ESLint? No / Yes</text:p>
      <text:p text:style-name="P1">Would you like to use Tailwind CSS? No / Yes</text:p>
      <text:p text:style-name="P1">Would you like your code inside a `src/` directory? No / Yes</text:p>
      <text:p text:style-name="P1">Would you like to use App Router? (recommended) No / Yes</text:p>
      <text:p text:style-name="P1">Would you like to use Turbopack for `next dev`? <text:s/>No / Yes</text:p>
      <text:p text:style-name="P1">Would you like to customize the import alias (`@/*` by default)? No / Yes</text:p>
      <text:p text:style-name="P1">What import alias would you like configured? @/*</text:p>
      <text:p text:style-name="P1"/>
      <text:p text:style-name="P1">instalacia Material UI:</text:p>
      <text:p text:style-name="P1"/>
      <text:p text:style-name="P1">npm install @mui/material @emotion/react @emotion/styled</text:p>
      <text:p text:style-name="P1"/>
      <text:p text:style-name="P2">spustenie npm v developer mode:</text:p>
      <text:p text:style-name="P2"/>
      <text:p text:style-name="P2">npm run dev</text:p>
      <text:p text:style-name="P3"/>
      <text:p text:style-name="P4">prave tlacitko na src alebo app mozeme pridat folder alebo subor</text:p>
      <text:p text:style-name="P4"/>
      <text:p text:style-name="P4">app = router</text:p>
      <text:p text:style-name="P4"/>
      <text:p text:style-name="P4">rezervovane nazvy suborov:</text:p>
      <text:p text:style-name="P4">page.tsx – hlavny subor programu</text:p>
      <text:p text:style-name="P4">layout.tsx</text:p>
      <text:p text:style-name="P4">not-found.tsx</text:p>
      <text:p text:style-name="P4"/>
      <text:p text:style-name="P5">vypisovanie textu na hlavnu stranku:</text:p>
      <text:p text:style-name="P7"><text:span text:style-name="T1">export</text:span> <text:span text:style-name="T1">default</text:span> <text:span text:style-name="T2">function</text:span> <text:span text:style-name="T3">TermsConditions</text:span>() { <text:s/>- <text:s text:c="2"/>zadanie nazvu</text:p>
      <text:p text:style-name="P6"><text:span text:style-name="T1">return</text:span> (</text:p>
      <text:p text:style-name="P6"><text:span text:style-name="T4">&lt;</text:span><text:span text:style-name="T6">Typography</text:span><text:span text:style-name="T4">&gt;</text:span> Podmienky pouzivania tohto webu <text:span text:style-name="T4">&lt;/</text:span><text:span text:style-name="T6">Typography</text:span><text:span text:style-name="T4">&gt; <text:s text:c="4"/>- <text:s text:c="3"/></text:span><text:span text:style-name="T5">text co chceme vypisat</text:span></text:p>
      <text:p text:style-name="P6">);</text:p>
      <text:p text:style-name="P6">}</text:p>
      <text:p text:style-name="P10">github – je to localhost ktory nam umozni hotovy projekt dat do sveta. Koncovku ma .git</text:p>
      <text:p text:style-name="P10"/>
      <text:p text:style-name="P11">prikazy k githubu :</text:p>
      <text:p text:style-name="P11">get init</text:p>
      <text:p text:style-name="P11">get branch -m main</text:p>
      <text:p text:style-name="P12">git config –global user.name „name“</text:p>
      <text:p text:style-name="P12">git config –global user.email „email“</text:p>
      <text:p text:style-name="P13">git remote add origin <text:a xlink:type="simple" xlink:href="https://github.com/Torencen/zoska-snap.git" text:style-name="Internet_20_link" text:visited-style-name="Visited_20_Internet_20_Link">https://github.com/Torencen/zoska-snap.git</text:a></text:p>
      <text:p text:style-name="P13">kontrola na predosly prikaz</text:p>
      <text:p text:style-name="P13">git remote -v</text:p>
      <text:p text:style-name="P13">git add .</text:p>
      <text:p text:style-name="P13"><text:soft-page-break/></text:p>
      <text:p text:style-name="P5"/>
      <text:p text:style-name="P5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12:24:55.100718779</meta:creation-date>
    <meta:generator>LibreOffice/24.2.5.2$Linux_X86_64 LibreOffice_project/420$Build-2</meta:generator>
    <dc:date>2024-09-26T12:31:08.799748779</dc:date>
    <meta:editing-duration>PT27M45S</meta:editing-duration>
    <meta:editing-cycles>7</meta:editing-cycles>
    <meta:document-statistic meta:table-count="0" meta:image-count="0" meta:object-count="0" meta:page-count="2" meta:paragraph-count="39" meta:word-count="220" meta:character-count="1348" meta:non-whitespace-character-count="1153"/>
  </office:meta>
</office:document-meta>
</file>